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a1467e" draw:fill="solid" draw:fill-color="#f7d1d5" draw:opacity="25%" fo:min-height="1.973cm"/>
      <style:paragraph-properties style:writing-mode="lr-tb"/>
    </style:style>
    <style:style style:name="gr2" style:family="graphic" style:parent-style-name="standard">
      <style:graphic-properties draw:stroke="solid" svg:stroke-color="#ff4000" draw:fill="solid" draw:fill-color="#ffd7d7" draw:opacity="25%" fo:min-height="2.203cm"/>
      <style:paragraph-properties style:writing-mode="lr-tb"/>
    </style:style>
    <style:style style:name="gr3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8.041cm" fo:min-width="7.792cm"/>
    </style:style>
    <style:style style:name="gr4" style:family="graphic" style:parent-style-name="standard">
      <style:graphic-properties draw:stroke="solid" svg:stroke-width="0.106cm" svg:stroke-color="#808080" draw:marker-start-width="0.359cm" draw:marker-end-width="0.359cm" draw:fill-color="#ffffff" draw:textarea-horizontal-align="justify" draw:textarea-vertical-align="middle" draw:auto-grow-height="false" fo:min-height="8.69cm" fo:min-width="14.92cm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dddddd" draw:marker-start-width="0.226cm" draw:marker-end-width="0.226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</style:style>
    <style:style style:name="gr7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  <style:paragraph-properties style:writing-mode="lr-tb"/>
    </style:style>
    <style:style style:name="gr8" style:family="graphic" style:parent-style-name="standard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3cm" fo:padding-top="0.133cm" fo:padding-bottom="0.133cm" fo:padding-left="0.258cm" fo:padding-right="0.258cm"/>
    </style:style>
    <style:style style:name="gr9" style:family="graphic" style:parent-style-name="standard">
      <style:graphic-properties svg:stroke-width="0.018cm" svg:stroke-color="#cccccc" draw:marker-start-width="0.226cm" draw:marker-end-width="0.226cm" draw:fill-color="#ffe994" draw:textarea-horizontal-align="justify" draw:textarea-vertical-align="middle" draw:auto-grow-height="false" fo:min-height="0.343cm" fo:min-width="0.092cm" fo:padding-top="0.133cm" fo:padding-bottom="0.133cm" fo:padding-left="0.258cm" fo:padding-right="0.258cm"/>
    </style:style>
    <style:style style:name="gr10" style:family="graphic" style:parent-style-name="standard">
      <style:graphic-properties svg:stroke-width="0.018cm" svg:stroke-color="#cccccc" draw:marker-start-width="0.226cm" draw:marker-end-width="0.226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</style:style>
    <style:style style:name="gr11" style:family="graphic" style:parent-style-name="standard">
      <style:graphic-properties draw:stroke="none" svg:stroke-color="#000000" draw:fill-color="#ffffa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afd095" draw:fill="solid" draw:fill-color="#ff0000" draw:textarea-horizontal-align="justify" draw:textarea-vertical-align="middle" draw:auto-grow-height="false" fo:min-height="0.586cm" fo:min-width="14.855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13cm" fo:min-width="2.4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12cm" fo:min-width="2.364cm"/>
      <style:paragraph-properties style:writing-mode="lr-tb"/>
    </style:style>
    <style:style style:name="gr15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0.358cm" fo:min-width="14.855cm"/>
      <style:paragraph-properties style:writing-mode="lr-tb"/>
    </style:style>
    <style:style style:name="gr16" style:family="graphic" style:parent-style-name="standard">
      <style:graphic-properties draw:stroke="solid" svg:stroke-color="#158466" draw:fill="solid" draw:fill-color="#dde8cb" draw:opacity="80%" fo:min-height="1.149cm"/>
      <style:paragraph-properties style:writing-mode="lr-tb"/>
    </style:style>
    <style:style style:name="gr17" style:family="graphic" style:parent-style-name="standard">
      <style:graphic-properties draw:stroke="solid" svg:stroke-color="#808080" draw:fill="solid" draw:fill-color="#dddddd" draw:opacity="90%" fo:min-height="0.945cm"/>
      <style:paragraph-properties style:writing-mode="lr-tb"/>
    </style:style>
    <style:style style:name="gr18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  <style:paragraph-properties style:writing-mode="lr-tb"/>
    </style:style>
    <style:style style:name="gr19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  <style:paragraph-properties style:writing-mode="lr-tb"/>
    </style:style>
    <style:style style:name="gr20" style:family="graphic" style:parent-style-name="standard">
      <style:graphic-properties draw:stroke="solid" svg:stroke-color="#468a1a" draw:fill="solid" draw:fill-color="#afd095" draw:opacity="25%" fo:min-height="1.893cm"/>
      <style:paragraph-properties style:writing-mode="lr-tb"/>
    </style:style>
    <style:style style:name="gr21" style:family="graphic" style:parent-style-name="standard" style:list-style-name="L1">
      <style:graphic-properties draw:stroke="solid" svg:stroke-color="#ff4000" draw:fill="solid" draw:fill-color="#ffd7d7" draw:opacity="25%" fo:min-height="2.203cm"/>
      <style:paragraph-properties style:writing-mode="lr-tb"/>
    </style:style>
    <style:style style:name="gr22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  <style:paragraph-properties style:writing-mode="lr-tb"/>
    </style:style>
    <style:style style:name="gr23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  <style:paragraph-properties style:writing-mode="lr-tb"/>
    </style:style>
    <style:style style:name="gr24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  <style:paragraph-properties style:writing-mode="lr-tb"/>
    </style:style>
    <style:style style:name="gr25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  <style:paragraph-properties style:writing-mode="lr-tb"/>
    </style:style>
    <style:style style:name="gr26" style:family="graphic" style:parent-style-name="standard">
      <style:graphic-properties draw:stroke="solid" svg:stroke-color="#006699" draw:fill="solid" draw:fill-color="#009999" draw:opacity="15%" fo:min-height="0.985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ff4000" draw:fill="solid" draw:fill-color="#ffd7d7" draw:opacity="25%" fo:min-height="2.203cm"/>
      <style:paragraph-properties style:writing-mode="lr-tb"/>
    </style:style>
    <style:style style:name="gr28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164cm" fo:min-width="0cm" fo:padding-top="0.133cm" fo:padding-bottom="0.133cm" fo:padding-left="0.258cm" fo:padding-right="0.258cm"/>
      <style:paragraph-properties style:writing-mode="lr-tb"/>
    </style:style>
    <style:style style:name="gr29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42cm" fo:min-width="0.092cm" fo:padding-top="0.133cm" fo:padding-bottom="0.133cm" fo:padding-left="0.258cm" fo:padding-right="0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7d1d5" draw:opacity="25%"/>
      <style:paragraph-properties fo:text-align="center"/>
      <style:text-properties fo:color="#a1467e" fo:font-size="48pt" fo:font-style="italic" fo:font-weight="bold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d7d7" draw:opacity="25%"/>
      <style:paragraph-properties fo:text-align="end"/>
      <style:text-properties fo:color="#ff4000" fo:font-size="28pt" fo:font-style="italic" fo:font-weight="bold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e994"/>
      <style:paragraph-properties fo:margin-left="0cm" fo:margin-right="0cm" fo:text-align="center" fo:text-indent="0cm" style:writing-mode="lr-tb"/>
      <style:text-properties style:use-window-font-color="true" style:font-name="Liberation Sans1" fo:font-size="18pt" style:letter-kerning="true" style:font-name-asian="Droid Sans Fallback" style:font-size-asian="18pt" style:font-name-complex="Droid Sans Devanagari" style:font-size-complex="18pt"/>
    </style:style>
    <style:style style:name="P8" style:family="paragraph">
      <loext:graphic-properties draw:fill-color="#ffe994"/>
      <style:paragraph-properties fo:text-align="center"/>
    </style:style>
    <style:style style:name="P9" style:family="paragraph">
      <loext:graphic-properties draw:fill-color="#ffffa6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  <style:text-properties fo:color="#ffff00"/>
    </style:style>
    <style:style style:name="P11" style:family="paragraph">
      <style:paragraph-properties fo:text-align="center" style:writing-mode="lr-tb"/>
      <style:text-properties fo:color="#ffff00" fo:font-size="12pt" fo:font-style="italic"/>
    </style:style>
    <style:style style:name="P12" style:family="paragraph">
      <loext:graphic-properties draw:fill="solid" draw:fill-color="#ff0000"/>
      <style:paragraph-properties fo:text-align="center" style:writing-mode="lr-tb"/>
      <style:text-properties fo:color="#ffff00" fo:font-size="12pt" fo:font-style="italic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0000"/>
      <style:paragraph-properties style:writing-mode="lr-tb"/>
      <style:text-properties fo:color="#ffff00" fo:font-size="18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end" style:writing-mode="lr-tb"/>
      <style:text-properties fo:color="#808080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cccccc"/>
      <style:paragraph-properties fo:text-align="end" style:writing-mode="lr-tb"/>
      <style:text-properties fo:color="#808080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solid" draw:fill-color="#ff0000"/>
      <style:paragraph-properties fo:text-align="center"/>
      <style:text-properties fo:color="#ffff00" fo:font-size="18pt"/>
    </style:style>
    <style:style style:name="P18" style:family="paragraph">
      <loext:graphic-properties draw:fill="solid" draw:fill-color="#ff0000"/>
      <style:paragraph-properties fo:text-align="center"/>
      <style:text-properties fo:color="#ffff00"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color="#ffff00" fo:font-size="12pt" fo:font-style="italic" style:font-size-asian="18pt" style:font-size-complex="18pt"/>
    </style:style>
    <style:style style:name="P20" style:family="paragraph">
      <loext:graphic-properties draw:fill="solid" draw:fill-color="#ff0000"/>
      <style:paragraph-properties fo:text-align="center" style:writing-mode="lr-tb"/>
      <style:text-properties fo:color="#ffff00" fo:font-size="12pt" fo:font-style="italic" style:font-size-asian="18pt" style:font-size-complex="18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0000"/>
      <style:paragraph-properties style:writing-mode="lr-tb"/>
      <style:text-properties fo:color="#ffff00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font-size="24pt"/>
    </style:style>
    <style:style style:name="P24" style:family="paragraph">
      <loext:graphic-properties draw:fill="solid" draw:fill-color="#dde8cb" draw:opacity="80%"/>
      <style:paragraph-properties fo:text-align="center" style:writing-mode="lr-tb"/>
      <style:text-properties fo:color="#5eb91e" fo:font-size="24pt" fo:font-style="italic" fo:font-weight="bold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solid" draw:fill-color="#dddddd" draw:opacity="90%"/>
      <style:paragraph-properties fo:text-align="center" style:writing-mode="lr-tb"/>
      <style:text-properties fo:color="#666666" fo:font-size="24pt" fo:font-style="italic" fo:font-weight="bold" style:font-size-asian="24pt" style:font-size-complex="24pt"/>
    </style:style>
    <style:style style:name="P27" style:family="paragraph">
      <loext:graphic-properties draw:fill="solid" draw:fill-color="#afd095" draw:opacity="25%"/>
      <style:paragraph-properties fo:text-align="center"/>
      <style:text-properties fo:color="#468a1a" fo:font-size="48pt" fo:font-style="italic" fo:font-weight="bold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="solid" draw:fill-color="#ffd7d7" draw:opacity="25%"/>
      <style:paragraph-properties fo:margin-left="0cm" fo:margin-right="0cm" fo:text-align="start" fo:text-indent="0cm"/>
      <style:text-properties fo:color="#ff4000" style:font-name="Liberation Sans1" fo:font-size="28pt" fo:font-style="italic" fo:font-weight="bold" style:letter-kerning="true" style:font-name-asian="Droid Sans Fallback" style:font-size-asian="18pt" style:font-name-complex="Droid Sans Devanagari" style:font-size-complex="18pt"/>
    </style:style>
    <style:style style:name="P30" style:family="paragraph">
      <style:paragraph-properties fo:text-align="center"/>
      <style:text-properties fo:color="#006699"/>
    </style:style>
    <style:style style:name="P31" style:family="paragraph">
      <loext:graphic-properties draw:fill="solid" draw:fill-color="#009999" draw:opacity="15%"/>
      <style:paragraph-properties fo:text-align="center"/>
      <style:text-properties fo:color="#006699" fo:font-size="48pt" fo:font-style="italic" fo:font-weight="bold"/>
    </style:style>
    <style:style style:name="T1" style:family="text">
      <style:text-properties fo:color="#a1467e" fo:font-size="48pt" fo:font-style="italic" fo:font-weight="bold"/>
    </style:style>
    <style:style style:name="T2" style:family="text">
      <style:text-properties fo:font-variant="normal" fo:text-transform="none" fo:color="#ff4000" style:text-outline="false" style:text-line-through-style="none" style:text-line-through-type="none" style:font-name="Liberation Sans1" fo:font-size="28pt" fo:font-style="italic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000" fo:font-size="28pt" fo:font-style="italic" fo:font-weight="bold"/>
    </style:style>
    <style:style style:name="T4" style:family="text">
      <style:text-properties fo:color="#ffff00" fo:font-style="italic"/>
    </style:style>
    <style:style style:name="T5" style:family="text">
      <style:text-properties fo:color="#ffff00" fo:font-size="12pt" fo:font-style="italic"/>
    </style:style>
    <style:style style:name="T6" style:family="text">
      <style:text-properties fo:color="#ffff00" fo:font-weight="bold" style:font-size-asian="32pt" style:font-weight-asian="bold" style:font-size-complex="32pt" style:font-weight-complex="bold"/>
    </style:style>
    <style:style style:name="T7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5eb91e" style:text-outline="false" style:text-line-through-style="none" style:text-line-through-type="none" style:text-position="33% 58%" style:font-name="Liberation Sans" fo:font-size="24pt" fo:font-style="italic" fo:text-shadow="none" style:text-underline-style="none" fo:font-weight="bold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eb91e" style:text-outline="false" style:text-line-through-style="none" style:text-line-through-type="none" style:font-name="Liberation Sans1" fo:font-size="24pt" fo:font-style="italic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text-position="33% 58%" style:font-name="Liberation Sans" fo:font-style="italic" fo:text-shadow="none" style:text-underline-style="none" fo:font-weight="bold" style:letter-kerning="true" style:font-name-asian="Liberation Sans" style:font-style-asian="normal" style:font-weight-asian="normal" style:font-name-complex="Liberation San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Liberation Sans1" fo:font-style="italic" fo:text-shadow="none" style:text-underline-style="none" fo:font-weight="bold" style:letter-kerning="true" style:font-name-asian="Droid Sans Fallback" style:font-style-asian="normal" style:font-weight-asian="normal" style:font-name-complex="Droid Sans Devanagari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468a1a" fo:font-size="48pt" fo:font-style="italic" fo:font-weight="bold"/>
    </style:style>
    <style:style style:name="T13" style:family="text">
      <style:text-properties fo:color="#ff4000" style:font-name="Liberation Sans1" fo:font-size="28pt" fo:font-style="italic" fo:font-weight="bold" style:letter-kerning="true" style:font-name-asian="Droid Sans Fallback" style:font-size-asian="18pt" style:font-name-complex="Droid Sans Devanagari" style:font-size-complex="18pt"/>
    </style:style>
    <style:style style:name="T14" style:family="text">
      <style:text-properties fo:font-size="48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84cm" svg:height="2.223cm" svg:x="0.619cm" svg:y="0.365cm">
          <draw:text-box>
            <text:p text:style-name="P1"><text:span text:style-name="T1">Top </text:span><text:span text:style-name="T1">flan</text:span><text:span text:style-name="T1">ge</text:span></text:p>
          </draw:text-box>
        </draw:frame>
        <draw:frame draw:style-name="gr2" draw:text-style-name="P4" draw:layer="layout" svg:width="6.741cm" svg:height="2.453cm" svg:x="14.335cm" svg:y="0.365cm">
          <draw:text-box>
            <text:p text:style-name="P3"><text:span text:style-name="T2">EE01,</text:span><text:span text:style-name="T2">EW20,</text:span><text:span text:style-name="T2">W</text:span><text:span text:style-name="T3">E01,</text:span><text:span text:style-name="T2">W</text:span><text:span text:style-name="T3">W20</text:span></text:p>
          </draw:text-box>
        </draw:frame>
        <draw:g>
          <draw:custom-shape draw:style-name="gr3" draw:text-style-name="P5" draw:layer="layout" svg:width="11.726cm" svg:height="11.725cm" svg:x="3.28cm" svg:y="2.99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15.526cm" svg:height="9.046cm" svg:x="1cm" svg:y="4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0.608cm" svg:height="0.608cm" draw:transform="rotate (1.5707963267949) translate (6.901cm 14.27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608cm" svg:height="0.608cm" svg:x="8.117cm" svg:y="13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7" draw:layer="layout" svg:width="0.608cm" svg:height="0.608cm" draw:transform="rotate (-1.5707963267949) translate (11.386cm 13.67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609cm" svg:height="0.608cm" svg:x="9.56cm" svg:y="13.97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608cm" svg:height="0.609cm" draw:transform="rotate (-3.14141812066459) translate (7.51cm 4.054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41812066459) translate (8.725cm 3.751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59265358979) translate (11.386cm 4.055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59265358979) translate (10.17cm 3.751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9" draw:layer="layout" svg:width="0.456cm" svg:height="0.532cm" draw:transform="skewX (0.00191986217719379) rotate (-2.32617482705804) translate (12.342cm 13.75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10" draw:layer="layout" svg:width="15.355cm" svg:height="0.836cm" svg:x="1.076cm" svg:y="12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12.721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12.721cm">
              <text:p text:style-name="P11"><text:span text:style-name="T5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12.478cm">
              <draw:text-box>
                <text:p text:style-name="P13"><text:span text:style-name="T6">Board 8</text:span></text:p>
              </draw:text-box>
            </draw:frame>
          </draw:g>
          <draw:custom-shape draw:style-name="gr15" draw:text-style-name="P16" draw:layer="layout" svg:width="15.355cm" svg:height="0.608cm" svg:x="1.076cm" svg:y="4.435cm">
            <text:p text:style-name="P15"><text:span text:style-name="T7">INFN PADOV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5.355cm" svg:height="0.836cm" svg:x="1.076cm" svg:y="11.5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11.824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11.824cm">
              <text:p text:style-name="P11"><text:span text:style-name="T4">C-side 8 (C0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11.581cm">
              <draw:text-box>
                <text:p text:style-name="P13"><text:span text:style-name="T6">Board 7</text:span></text:p>
              </draw:text-box>
            </draw:frame>
          </draw:g>
          <draw:g>
            <draw:custom-shape draw:style-name="gr12" draw:text-style-name="P10" draw:layer="layout" svg:width="15.355cm" svg:height="0.836cm" svg:x="1.076cm" svg:y="10.6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10.926cm">
              <text:p text:style-name="P11"><text:span text:style-name="T4">A-side 7 (C0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10.926cm">
              <text:p text:style-name="P11"><text:span text:style-name="T4">C-side 7 (C0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10.683cm">
              <draw:text-box>
                <text:p text:style-name="P13"><text:span text:style-name="T6">Board 6</text:span></text:p>
              </draw:text-box>
            </draw:frame>
          </draw:g>
          <draw:g>
            <draw:custom-shape draw:style-name="gr12" draw:text-style-name="P10" draw:layer="layout" svg:width="15.355cm" svg:height="0.836cm" svg:x="1.076cm" svg:y="9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10.028cm">
              <text:p text:style-name="P11"><text:span text:style-name="T4">A-side 6 (C0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10.028cm">
              <text:p text:style-name="P11"><text:span text:style-name="T4">C-side 6 (C1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9.785cm">
              <draw:text-box>
                <text:p text:style-name="P13"><text:span text:style-name="T6">Board 5</text:span></text:p>
              </draw:text-box>
            </draw:frame>
          </draw:g>
          <draw:g>
            <draw:custom-shape draw:style-name="gr12" draw:text-style-name="P10" draw:layer="layout" svg:width="15.355cm" svg:height="0.836cm" svg:x="1.076cm" svg:y="8.9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9.131cm">
              <text:p text:style-name="P11"><text:span text:style-name="T4">A-side 5 (C0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9.131cm">
              <text:p text:style-name="P11"><text:span text:style-name="T4">C-side 5 (C1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8.888cm">
              <draw:text-box>
                <text:p text:style-name="P13"><text:span text:style-name="T6">Board 4</text:span></text:p>
              </draw:text-box>
            </draw:frame>
          </draw:g>
          <draw:g>
            <draw:custom-shape draw:style-name="gr12" draw:text-style-name="P17" draw:layer="layout" svg:width="15.355cm" svg:height="0.836cm" svg:x="1.076cm" svg:y="8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8.234cm">
              <text:p text:style-name="P11"><text:span text:style-name="T4">A-side 4 (C0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8.234cm">
              <text:p text:style-name="P11"><text:span text:style-name="T4">C-side 4 (C1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7.991cm">
              <draw:text-box>
                <text:p text:style-name="P13"><text:span text:style-name="T6">Board 3</text:span></text:p>
              </draw:text-box>
            </draw:frame>
          </draw:g>
          <draw:g>
            <draw:custom-shape draw:style-name="gr12" draw:text-style-name="P10" draw:layer="layout" svg:width="15.355cm" svg:height="0.836cm" svg:x="1.076cm" svg:y="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7.335cm">
              <text:p text:style-name="P11"><text:span text:style-name="T4">A-side 3 (C0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7.335cm">
              <text:p text:style-name="P11"><text:span text:style-name="T4">C-side 3 (C1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7.092cm">
              <draw:text-box>
                <text:p text:style-name="P13"><text:span text:style-name="T6">Board 2</text:span></text:p>
              </draw:text-box>
            </draw:frame>
          </draw:g>
          <draw:g>
            <draw:custom-shape draw:style-name="gr12" draw:text-style-name="P18" draw:layer="layout" svg:width="15.355cm" svg:height="0.836cm" svg:x="1.076cm" svg:y="6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5.789cm" svg:y="6.438cm">
              <text:p text:style-name="P19"><text:span text:style-name="T4">A-side 2 (C0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10.817cm" svg:y="6.438cm">
              <text:p text:style-name="P19"><text:span text:style-name="T4">C-side 2 (C1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2" draw:layer="layout" svg:width="2.864cm" svg:height="0.962cm" svg:x="1.241cm" svg:y="6.195cm">
              <draw:text-box>
                <text:p text:style-name="P21"><text:span text:style-name="T6">Board 1</text:span></text:p>
              </draw:text-box>
            </draw:frame>
          </draw:g>
          <draw:g>
            <draw:custom-shape draw:style-name="gr12" draw:text-style-name="P10" draw:layer="layout" svg:width="15.355cm" svg:height="0.836cm" svg:x="1.076cm" svg:y="5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5.789cm" svg:y="5.541cm">
              <text:p text:style-name="P11"><text:span text:style-name="T4">A-side 1 (C0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0.817cm" svg:y="5.541cm">
              <text:p text:style-name="P11"><text:span text:style-name="T4">C-side 1 (C1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.241cm" svg:y="5.298cm">
              <draw:text-box>
                <text:p text:style-name="P13"><text:span text:style-name="T6">Board 0</text:span></text:p>
              </draw:text-box>
            </draw:frame>
          </draw:g>
          <draw:frame draw:style-name="gr16" draw:text-style-name="P24" draw:layer="layout" svg:width="4.837cm" svg:height="1.399cm" draw:transform="rotate (1.5707963267949) translate (4.016cm 11.499cm)">
            <draw:text-box>
              <text:p text:style-name="P23"><text:span text:style-name="T8">▲</text:span><text:span text:style-name="T9">ANOD</text:span><text:span text:style-name="T9">E</text:span><text:span text:style-name="T8">▲</text:span></text:p>
            </draw:text-box>
          </draw:frame>
          <draw:frame draw:style-name="gr17" draw:text-style-name="P26" draw:layer="layout" svg:width="5.622cm" svg:height="1.195cm" draw:transform="rotate (-1.5707963267949) translate (15.886cm 6.132cm)">
            <draw:text-box>
              <text:p text:style-name="P25"><text:span text:style-name="T10">▲</text:span><text:span text:style-name="T11">CATH</text:span><text:span text:style-name="T11">ODE</text:span><text:span text:style-name="T10">▲</text:span></text:p>
            </draw:text-box>
          </draw:frame>
        </draw:g>
        <draw:g>
          <draw:custom-shape draw:style-name="gr3" draw:text-style-name="P5" draw:layer="layout" svg:width="11.726cm" svg:height="11.725cm" svg:x="7.344cm" svg:y="14.2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15.526cm" svg:height="9.046cm" svg:x="5.064cm" svg:y="15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8" draw:text-style-name="P7" draw:layer="layout" svg:width="0.608cm" svg:height="0.608cm" draw:transform="rotate (1.5707963267949) translate (10.965cm 25.5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608cm" svg:height="0.608cm" svg:x="12.181cm" svg:y="25.2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9" draw:text-style-name="P7" draw:layer="layout" svg:width="0.608cm" svg:height="0.608cm" draw:transform="rotate (-1.5707963267949) translate (15.45cm 24.97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609cm" svg:height="0.608cm" svg:x="13.624cm" svg:y="25.27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608cm" svg:height="0.609cm" draw:transform="rotate (-3.14141812066459) translate (11.574cm 15.357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41812066459) translate (12.789cm 15.054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59265358979) translate (15.45cm 15.358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608cm" svg:height="0.608cm" draw:transform="rotate (-3.14159265358979) translate (14.234cm 15.054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9" draw:layer="layout" svg:width="0.456cm" svg:height="0.532cm" draw:transform="skewX (0.00191986217719379) rotate (-2.32617482705804) translate (16.406cm 25.0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10" draw:layer="layout" svg:width="15.355cm" svg:height="0.836cm" svg:x="5.14cm" svg:y="2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24.024cm">
              <text:p text:style-name="P11"><text:span text:style-name="T5">A-side 8 (C1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24.024cm">
              <text:p text:style-name="P11"><text:span text:style-name="T5">C-side 9 (C2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23.781cm">
              <draw:text-box>
                <text:p text:style-name="P13"><text:span text:style-name="T6">Board 8</text:span></text:p>
              </draw:text-box>
            </draw:frame>
          </draw:g>
          <draw:custom-shape draw:style-name="gr15" draw:text-style-name="P16" draw:layer="layout" svg:width="15.355cm" svg:height="0.608cm" svg:x="5.14cm" svg:y="15.738cm">
            <text:p text:style-name="P15"><text:span text:style-name="T7">INFN PADOV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5.355cm" svg:height="0.836cm" svg:x="5.14cm" svg:y="22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23.127cm">
              <text:p text:style-name="P11"><text:span text:style-name="T5">A-side 8 (C1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23.127cm">
              <text:p text:style-name="P11"><text:span text:style-name="T4">C-side 8 (C2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22.884cm">
              <draw:text-box>
                <text:p text:style-name="P13"><text:span text:style-name="T6">Board 7</text:span></text:p>
              </draw:text-box>
            </draw:frame>
          </draw:g>
          <draw:g>
            <draw:custom-shape draw:style-name="gr12" draw:text-style-name="P10" draw:layer="layout" svg:width="15.355cm" svg:height="0.836cm" svg:x="5.14cm" svg:y="22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22.229cm">
              <text:p text:style-name="P11"><text:span text:style-name="T4">A-side 7 (C1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22.229cm">
              <text:p text:style-name="P11"><text:span text:style-name="T4">C-side 7 (C2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21.986cm">
              <draw:text-box>
                <text:p text:style-name="P13"><text:span text:style-name="T6">Board 6</text:span></text:p>
              </draw:text-box>
            </draw:frame>
          </draw:g>
          <draw:g>
            <draw:custom-shape draw:style-name="gr12" draw:text-style-name="P10" draw:layer="layout" svg:width="15.355cm" svg:height="0.836cm" svg:x="5.14cm" svg:y="21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21.331cm">
              <text:p text:style-name="P11"><text:span text:style-name="T4">A-side 6 (C1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21.331cm">
              <text:p text:style-name="P11"><text:span text:style-name="T4">C-side 6 (C2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21.088cm">
              <draw:text-box>
                <text:p text:style-name="P13"><text:span text:style-name="T6">Board 5</text:span></text:p>
              </draw:text-box>
            </draw:frame>
          </draw:g>
          <draw:g>
            <draw:custom-shape draw:style-name="gr12" draw:text-style-name="P10" draw:layer="layout" svg:width="15.355cm" svg:height="0.836cm" svg:x="5.14cm" svg:y="2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20.434cm">
              <text:p text:style-name="P11"><text:span text:style-name="T4">A-side 5 (C2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20.434cm">
              <text:p text:style-name="P11"><text:span text:style-name="T4">C-side 5 (C2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20.191cm">
              <draw:text-box>
                <text:p text:style-name="P13"><text:span text:style-name="T6">Board 4</text:span></text:p>
              </draw:text-box>
            </draw:frame>
          </draw:g>
          <draw:g>
            <draw:custom-shape draw:style-name="gr12" draw:text-style-name="P17" draw:layer="layout" svg:width="15.355cm" svg:height="0.836cm" svg:x="5.14cm" svg:y="19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19.537cm">
              <text:p text:style-name="P11"><text:span text:style-name="T4">A-side 4 (C2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19.537cm">
              <text:p text:style-name="P11"><text:span text:style-name="T4">C-side 4 (C3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19.294cm">
              <draw:text-box>
                <text:p text:style-name="P13"><text:span text:style-name="T6">Board 3</text:span></text:p>
              </draw:text-box>
            </draw:frame>
          </draw:g>
          <draw:g>
            <draw:custom-shape draw:style-name="gr12" draw:text-style-name="P10" draw:layer="layout" svg:width="15.355cm" svg:height="0.836cm" svg:x="5.14cm" svg:y="18.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18.638cm">
              <text:p text:style-name="P11"><text:span text:style-name="T4">A-side 3 (C2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18.638cm">
              <text:p text:style-name="P11"><text:span text:style-name="T4">C-side 3 (C3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18.395cm">
              <draw:text-box>
                <text:p text:style-name="P13"><text:span text:style-name="T6">Board 2</text:span></text:p>
              </draw:text-box>
            </draw:frame>
          </draw:g>
          <draw:g>
            <draw:custom-shape draw:style-name="gr12" draw:text-style-name="P18" draw:layer="layout" svg:width="15.355cm" svg:height="0.836cm" svg:x="5.14cm" svg:y="17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9.853cm" svg:y="17.741cm">
              <text:p text:style-name="P19"><text:span text:style-name="T4">A-side 2 (C2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14.881cm" svg:y="17.741cm">
              <text:p text:style-name="P19"><text:span text:style-name="T4">C-side 2 (C3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2" draw:layer="layout" svg:width="2.864cm" svg:height="0.962cm" svg:x="5.305cm" svg:y="17.498cm">
              <draw:text-box>
                <text:p text:style-name="P21"><text:span text:style-name="T6">Board 1</text:span></text:p>
              </draw:text-box>
            </draw:frame>
          </draw:g>
          <draw:g>
            <draw:custom-shape draw:style-name="gr12" draw:text-style-name="P10" draw:layer="layout" svg:width="15.355cm" svg:height="0.836cm" svg:x="5.14cm" svg:y="16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9.853cm" svg:y="16.844cm">
              <text:p text:style-name="P11"><text:span text:style-name="T4">A-side 1 (C2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4.881cm" svg:y="16.844cm">
              <text:p text:style-name="P11"><text:span text:style-name="T4">C-side 1 (C3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5.305cm" svg:y="16.601cm">
              <draw:text-box>
                <text:p text:style-name="P13"><text:span text:style-name="T6">Board 0</text:span></text:p>
              </draw:text-box>
            </draw:frame>
          </draw:g>
          <draw:frame draw:style-name="gr16" draw:text-style-name="P24" draw:layer="layout" svg:width="4.837cm" svg:height="1.399cm" draw:transform="rotate (1.5707963267949) translate (8.08cm 22.802cm)">
            <draw:text-box>
              <text:p text:style-name="P23"><text:span text:style-name="T8">▲</text:span><text:span text:style-name="T9">ANOD</text:span><text:span text:style-name="T9">E</text:span><text:span text:style-name="T8">▲</text:span></text:p>
            </draw:text-box>
          </draw:frame>
          <draw:frame draw:style-name="gr17" draw:text-style-name="P26" draw:layer="layout" svg:width="5.622cm" svg:height="1.195cm" draw:transform="rotate (-1.5707963267949) translate (19.95cm 17.435cm)">
            <draw:text-box>
              <text:p text:style-name="P25"><text:span text:style-name="T10">▲</text:span><text:span text:style-name="T11">CATH</text:span><text:span text:style-name="T11">ODE</text:span><text:span text:style-name="T10">▲</text:span></text:p>
            </draw:text-box>
          </draw:frame>
        </draw:g>
        <draw:frame draw:style-name="gr20" draw:text-style-name="P27" draw:layer="layout" svg:width="11.684cm" svg:height="2.143cm" svg:x="10.271cm" svg:y="25.511cm">
          <draw:text-box>
            <text:p text:style-name="P1"><text:span text:style-name="T12">Mid</text:span><text:span text:style-name="T12">dle </text:span><text:span text:style-name="T12">flan</text:span><text:span text:style-name="T12">ge</text:span></text:p>
          </draw:text-box>
        </draw:frame>
      </draw:page>
      <draw:page draw:name="page2" draw:style-name="dp1" draw:master-page-name="Default">
        <draw:frame draw:style-name="gr1" draw:text-style-name="P2" draw:layer="layout" svg:width="9.584cm" svg:height="2.223cm" svg:x="12.006cm" svg:y="0.365cm">
          <draw:text-box>
            <text:p text:style-name="P1"><text:span text:style-name="T1">Top </text:span><text:span text:style-name="T1">flan</text:span><text:span text:style-name="T1">ge</text:span></text:p>
          </draw:text-box>
        </draw:frame>
        <draw:frame draw:style-name="gr21" draw:text-style-name="P29" draw:layer="layout" svg:width="6.491cm" svg:height="2.453cm" svg:x="0.478cm" svg:y="0.366cm">
          <draw:text-box>
            <text:p text:style-name="P28"><text:span text:style-name="T13">EE20,</text:span><text:span text:style-name="T13">EW01,</text:span><text:span text:style-name="T13">WE20,</text:span><text:span text:style-name="T13">WW01</text:span></text:p>
          </draw:text-box>
        </draw:frame>
        <draw:g>
          <draw:custom-shape draw:style-name="gr3" draw:text-style-name="P5" draw:layer="layout" svg:width="11.726cm" svg:height="11.725cm" draw:transform="rotate (-3.14159265358979) translate (14.246cm 14.71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15.526cm" svg:height="9.046cm" draw:transform="rotate (-3.14159265358979) translate (16.526cm 13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2" draw:text-style-name="P7" draw:layer="layout" svg:width="0.608cm" svg:height="0.608cm" draw:transform="rotate (-1.5707963267949) translate (10.625cm 3.42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608cm" svg:height="0.608cm" draw:transform="rotate (-3.14159265358979) translate (9.409cm 3.7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7" draw:layer="layout" svg:width="0.608cm" svg:height="0.608cm" draw:transform="rotate (1.5707963267949) translate (6.14cm 4.03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609cm" svg:height="0.608cm" draw:transform="rotate (-3.14159265358979) translate (7.964cm 3.73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608cm" svg:height="0.609cm" draw:transform="rotate (0.000174532925199274) translate (10.016cm 13.65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0.000174532925199274) translate (8.801cm 13.955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svg:x="6.14cm" svg:y="13.651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608cm" svg:height="0.608cm" svg:x="7.356cm" svg:y="13.955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9" draw:layer="layout" svg:width="0.456cm" svg:height="0.532cm" draw:transform="skewX (0.00191986217719385) rotate (0.815417826531751) translate (5.184cm 3.94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10" draw:layer="layout" svg:width="15.355cm" svg:height="0.836cm" draw:transform="rotate (-3.14159265358979) translate (16.45cm 5.2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4.605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4.605cm">
              <text:p text:style-name="P11"><text:span text:style-name="T5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4.266cm">
              <draw:text-box>
                <text:p text:style-name="P13"><text:span text:style-name="T6">Board 8</text:span></text:p>
              </draw:text-box>
            </draw:frame>
          </draw:g>
          <draw:custom-shape draw:style-name="gr15" draw:text-style-name="P16" draw:layer="layout" svg:width="15.355cm" svg:height="0.608cm" draw:transform="rotate (-3.14159265358979) translate (16.45cm 13.271cm)">
            <text:p text:style-name="P15"><text:span text:style-name="T7">INFN PADOV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5.355cm" svg:height="0.836cm" draw:transform="rotate (-3.14159265358979) translate (16.45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5.502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5.502cm">
              <text:p text:style-name="P11"><text:span text:style-name="T4">C-side 8 (C0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5.163cm">
              <draw:text-box>
                <text:p text:style-name="P13"><text:span text:style-name="T6">Board 7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7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6.4cm">
              <text:p text:style-name="P11"><text:span text:style-name="T4">A-side 7 (C0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6.4cm">
              <text:p text:style-name="P11"><text:span text:style-name="T4">C-side 7 (C0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6.061cm">
              <draw:text-box>
                <text:p text:style-name="P13"><text:span text:style-name="T6">Board 6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7.9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7.298cm">
              <text:p text:style-name="P11"><text:span text:style-name="T4">A-side 6 (C0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7.298cm">
              <text:p text:style-name="P11"><text:span text:style-name="T4">C-side 6 (C1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6.959cm">
              <draw:text-box>
                <text:p text:style-name="P13"><text:span text:style-name="T6">Board 5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8.8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8.195cm">
              <text:p text:style-name="P11"><text:span text:style-name="T4">A-side 5 (C0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8.195cm">
              <text:p text:style-name="P11"><text:span text:style-name="T4">C-side 5 (C1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7.856cm">
              <draw:text-box>
                <text:p text:style-name="P13"><text:span text:style-name="T6">Board 4</text:span></text:p>
              </draw:text-box>
            </draw:frame>
          </draw:g>
          <draw:g>
            <draw:custom-shape draw:style-name="gr12" draw:text-style-name="P17" draw:layer="layout" svg:width="15.355cm" svg:height="0.836cm" draw:transform="rotate (-3.14159265358979) translate (16.45cm 9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9.092cm">
              <text:p text:style-name="P11"><text:span text:style-name="T4">A-side 4 (C0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9.092cm">
              <text:p text:style-name="P11"><text:span text:style-name="T4">C-side 4 (C1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8.753cm">
              <draw:text-box>
                <text:p text:style-name="P13"><text:span text:style-name="T6">Board 3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10.5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9.991cm">
              <text:p text:style-name="P11"><text:span text:style-name="T4">A-side 3 (C0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9.991cm">
              <text:p text:style-name="P11"><text:span text:style-name="T4">C-side 3 (C1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9.652cm">
              <draw:text-box>
                <text:p text:style-name="P13"><text:span text:style-name="T6">Board 2</text:span></text:p>
              </draw:text-box>
            </draw:frame>
          </draw:g>
          <draw:g>
            <draw:custom-shape draw:style-name="gr12" draw:text-style-name="P18" draw:layer="layout" svg:width="15.355cm" svg:height="0.836cm" draw:transform="rotate (-3.14159265358979) translate (16.45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8.773cm" svg:y="10.888cm">
              <text:p text:style-name="P19"><text:span text:style-name="T4">A-side 2 (C0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3.745cm" svg:y="10.888cm">
              <text:p text:style-name="P19"><text:span text:style-name="T4">C-side 2 (C1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2" draw:layer="layout" svg:width="2.864cm" svg:height="0.962cm" svg:x="13.421cm" svg:y="10.549cm">
              <draw:text-box>
                <text:p text:style-name="P21"><text:span text:style-name="T6">Board 1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12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11.785cm">
              <text:p text:style-name="P11"><text:span text:style-name="T4">A-side 1 (C0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11.785cm">
              <text:p text:style-name="P11"><text:span text:style-name="T4">C-side 1 (C1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11.446cm">
              <draw:text-box>
                <text:p text:style-name="P13"><text:span text:style-name="T6">Board 0</text:span></text:p>
              </draw:text-box>
            </draw:frame>
          </draw:g>
          <draw:frame draw:style-name="gr16" draw:text-style-name="P24" draw:layer="layout" svg:width="4.837cm" svg:height="1.399cm" draw:transform="rotate (-1.5707963267949) translate (13.51cm 6.207cm)">
            <draw:text-box>
              <text:p text:style-name="P23"><text:span text:style-name="T8">▲</text:span><text:span text:style-name="T9">ANOD</text:span><text:span text:style-name="T9">E</text:span><text:span text:style-name="T8">▲</text:span></text:p>
            </draw:text-box>
          </draw:frame>
          <draw:frame draw:style-name="gr17" draw:text-style-name="P26" draw:layer="layout" svg:width="5.622cm" svg:height="1.195cm" draw:transform="rotate (1.5707963267949) translate (1.64cm 11.574cm)">
            <draw:text-box>
              <text:p text:style-name="P25"><text:span text:style-name="T10">▲</text:span><text:span text:style-name="T11">CATH</text:span><text:span text:style-name="T11">ODE</text:span><text:span text:style-name="T10">▲</text:span></text:p>
            </draw:text-box>
          </draw:frame>
        </draw:g>
        <draw:g>
          <draw:custom-shape draw:style-name="gr3" draw:text-style-name="P5" draw:layer="layout" svg:width="11.726cm" svg:height="11.725cm" draw:transform="rotate (-3.14159265358979) translate (18.31cm 26.01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15.526cm" svg:height="9.046cm" draw:transform="rotate (-3.14159265358979) translate (20.59cm 24.6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4" draw:text-style-name="P7" draw:layer="layout" svg:width="0.608cm" svg:height="0.608cm" draw:transform="rotate (-1.5707963267949) translate (14.689cm 14.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608cm" svg:height="0.608cm" draw:transform="rotate (-3.14159265358979) translate (13.473cm 15.03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7" draw:layer="layout" svg:width="0.608cm" svg:height="0.608cm" draw:transform="rotate (1.5707963267949) translate (10.204cm 15.33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609cm" svg:height="0.608cm" draw:transform="rotate (-3.14159265358979) translate (12.028cm 15.03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608cm" svg:height="0.609cm" draw:transform="rotate (0.000174532925199274) translate (14.08cm 24.953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0.000174532925199274) translate (12.865cm 25.258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svg:x="10.204cm" svg:y="24.954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608cm" svg:height="0.608cm" svg:x="11.42cm" svg:y="25.258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9" draw:layer="layout" svg:width="0.456cm" svg:height="0.532cm" draw:transform="skewX (0.00191986217719385) rotate (0.815417826531751) translate (9.248cm 15.25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10" draw:layer="layout" svg:width="15.355cm" svg:height="0.836cm" draw:transform="rotate (-3.14159265358979) translate (20.514cm 16.5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15.908cm">
              <text:p text:style-name="P11"><text:span text:style-name="T5">A-side 8 (C1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15.908cm">
              <text:p text:style-name="P11"><text:span text:style-name="T5">C-side 9 (C2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15.569cm">
              <draw:text-box>
                <text:p text:style-name="P13"><text:span text:style-name="T6">Board 8</text:span></text:p>
              </draw:text-box>
            </draw:frame>
          </draw:g>
          <draw:custom-shape draw:style-name="gr15" draw:text-style-name="P16" draw:layer="layout" svg:width="15.355cm" svg:height="0.608cm" draw:transform="rotate (-3.14159265358979) translate (20.514cm 24.574cm)">
            <text:p text:style-name="P15"><text:span text:style-name="T7">INFN PADOV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5.355cm" svg:height="0.836cm" draw:transform="rotate (-3.14159265358979) translate (20.514cm 17.4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16.805cm">
              <text:p text:style-name="P11"><text:span text:style-name="T5">A-side 8 (C1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16.805cm">
              <text:p text:style-name="P11"><text:span text:style-name="T4">C-side 8 (C2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16.466cm">
              <draw:text-box>
                <text:p text:style-name="P13"><text:span text:style-name="T6">Board 7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20.514cm 18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17.703cm">
              <text:p text:style-name="P11"><text:span text:style-name="T4">A-side 7 (C1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17.703cm">
              <text:p text:style-name="P11"><text:span text:style-name="T4">C-side 7 (C2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17.364cm">
              <draw:text-box>
                <text:p text:style-name="P13"><text:span text:style-name="T6">Board 6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20.514cm 19.2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18.601cm">
              <text:p text:style-name="P11"><text:span text:style-name="T4">A-side 6 (C1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18.601cm">
              <text:p text:style-name="P11"><text:span text:style-name="T4">C-side 6 (C2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18.262cm">
              <draw:text-box>
                <text:p text:style-name="P13"><text:span text:style-name="T6">Board 5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20.514cm 20.1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19.498cm">
              <text:p text:style-name="P11"><text:span text:style-name="T4">A-side 5 (C2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19.498cm">
              <text:p text:style-name="P11"><text:span text:style-name="T4">C-side 5 (C2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19.159cm">
              <draw:text-box>
                <text:p text:style-name="P13"><text:span text:style-name="T6">Board 4</text:span></text:p>
              </draw:text-box>
            </draw:frame>
          </draw:g>
          <draw:g>
            <draw:custom-shape draw:style-name="gr12" draw:text-style-name="P17" draw:layer="layout" svg:width="15.355cm" svg:height="0.836cm" draw:transform="rotate (-3.14159265358979) translate (20.514cm 21.0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20.395cm">
              <text:p text:style-name="P11"><text:span text:style-name="T4">A-side 4 (C2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20.395cm">
              <text:p text:style-name="P11"><text:span text:style-name="T4">C-side 4 (C3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20.056cm">
              <draw:text-box>
                <text:p text:style-name="P13"><text:span text:style-name="T6">Board 3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20.514cm 21.9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21.294cm">
              <text:p text:style-name="P11"><text:span text:style-name="T4">A-side 3 (C2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21.294cm">
              <text:p text:style-name="P11"><text:span text:style-name="T4">C-side 3 (C3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20.955cm">
              <draw:text-box>
                <text:p text:style-name="P13"><text:span text:style-name="T6">Board 2</text:span></text:p>
              </draw:text-box>
            </draw:frame>
          </draw:g>
          <draw:g>
            <draw:custom-shape draw:style-name="gr12" draw:text-style-name="P18" draw:layer="layout" svg:width="15.355cm" svg:height="0.836cm" draw:transform="rotate (-3.14159265358979) translate (20.514cm 22.7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12.837cm" svg:y="22.191cm">
              <text:p text:style-name="P19"><text:span text:style-name="T4">A-side 2 (C2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7.809cm" svg:y="22.191cm">
              <text:p text:style-name="P19"><text:span text:style-name="T4">C-side 2 (C3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2" draw:layer="layout" svg:width="2.864cm" svg:height="0.962cm" svg:x="17.485cm" svg:y="21.852cm">
              <draw:text-box>
                <text:p text:style-name="P21"><text:span text:style-name="T6">Board 1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20.514cm 23.6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12.837cm" svg:y="23.088cm">
              <text:p text:style-name="P11"><text:span text:style-name="T4">A-side 1 (C2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7.809cm" svg:y="23.088cm">
              <text:p text:style-name="P11"><text:span text:style-name="T4">C-side 1 (C3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7.485cm" svg:y="22.749cm">
              <draw:text-box>
                <text:p text:style-name="P13"><text:span text:style-name="T6">Board 0</text:span></text:p>
              </draw:text-box>
            </draw:frame>
          </draw:g>
          <draw:frame draw:style-name="gr16" draw:text-style-name="P24" draw:layer="layout" svg:width="4.837cm" svg:height="1.399cm" draw:transform="rotate (-1.5707963267949) translate (17.574cm 17.51cm)">
            <draw:text-box>
              <text:p text:style-name="P23"><text:span text:style-name="T8">▲</text:span><text:span text:style-name="T9">ANOD</text:span><text:span text:style-name="T9">E</text:span><text:span text:style-name="T8">▲</text:span></text:p>
            </draw:text-box>
          </draw:frame>
          <draw:frame draw:style-name="gr17" draw:text-style-name="P26" draw:layer="layout" svg:width="5.622cm" svg:height="1.195cm" draw:transform="rotate (1.5707963267949) translate (5.704cm 22.877cm)">
            <draw:text-box>
              <text:p text:style-name="P25"><text:span text:style-name="T10">▲</text:span><text:span text:style-name="T11">CATH</text:span><text:span text:style-name="T11">ODE</text:span><text:span text:style-name="T10">▲</text:span></text:p>
            </draw:text-box>
          </draw:frame>
        </draw:g>
        <draw:frame draw:style-name="gr20" draw:text-style-name="P27" draw:layer="layout" svg:width="11.684cm" svg:height="2.143cm" svg:x="-0.27cm" svg:y="25.512cm">
          <draw:text-box>
            <text:p text:style-name="P1"><text:span text:style-name="T12">Mid</text:span><text:span text:style-name="T12">dle </text:span><text:span text:style-name="T12">flan</text:span><text:span text:style-name="T12">ge</text:span></text:p>
          </draw:text-box>
        </draw:frame>
      </draw:page>
      <draw:page draw:name="page3" draw:style-name="dp1" draw:master-page-name="Default">
        <draw:frame draw:style-name="gr26" draw:text-style-name="P31" draw:layer="layout" svg:width="12.09cm" svg:height="2.143cm" svg:x="9.5cm" svg:y="0.365cm">
          <draw:text-box>
            <text:p text:style-name="P30"><text:span text:style-name="T14">Bottom </text:span><text:span text:style-name="T14">flange</text:span></text:p>
          </draw:text-box>
        </draw:frame>
        <draw:frame draw:style-name="gr27" draw:text-style-name="P29" draw:layer="layout" svg:width="6.491cm" svg:height="2.453cm" svg:x="0.478cm" svg:y="0.366cm">
          <draw:text-box>
            <text:p text:style-name="P28"><text:span text:style-name="T13">EE20</text:span><text:span text:style-name="T13">,EW0</text:span><text:span text:style-name="T13">1,WE</text:span><text:span text:style-name="T13">20,W</text:span><text:span text:style-name="T13">W01</text:span></text:p>
          </draw:text-box>
        </draw:frame>
        <draw:g>
          <draw:custom-shape draw:style-name="gr3" draw:text-style-name="P5" draw:layer="layout" svg:width="11.726cm" svg:height="11.725cm" draw:transform="rotate (-3.14159265358979) translate (14.246cm 14.71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15.526cm" svg:height="9.046cm" draw:transform="rotate (-3.14159265358979) translate (16.526cm 13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8" draw:text-style-name="P7" draw:layer="layout" svg:width="0.608cm" svg:height="0.608cm" draw:transform="rotate (-1.5707963267949) translate (10.625cm 3.42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608cm" svg:height="0.608cm" draw:transform="rotate (-3.14159265358979) translate (9.409cm 3.7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9" draw:text-style-name="P7" draw:layer="layout" svg:width="0.608cm" svg:height="0.608cm" draw:transform="rotate (1.5707963267949) translate (6.14cm 4.03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0.609cm" svg:height="0.608cm" draw:transform="rotate (-3.14159265358979) translate (7.964cm 3.73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608cm" svg:height="0.609cm" draw:transform="rotate (0.000174532925199274) translate (10.016cm 13.65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draw:transform="rotate (0.000174532925199274) translate (8.801cm 13.955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0" draw:text-style-name="P8" draw:layer="layout" svg:width="0.608cm" svg:height="0.608cm" svg:x="6.14cm" svg:y="13.651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608cm" svg:height="0.608cm" svg:x="7.356cm" svg:y="13.955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9" draw:layer="layout" svg:width="0.456cm" svg:height="0.532cm" draw:transform="skewX (0.00191986217719385) rotate (0.815417826531751) translate (5.184cm 3.94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10" draw:layer="layout" svg:width="15.355cm" svg:height="0.836cm" draw:transform="rotate (-3.14159265358979) translate (16.45cm 5.2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4.605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4.605cm">
              <text:p text:style-name="P11"><text:span text:style-name="T5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4.266cm">
              <draw:text-box>
                <text:p text:style-name="P13"><text:span text:style-name="T6">Board 8</text:span></text:p>
              </draw:text-box>
            </draw:frame>
          </draw:g>
          <draw:custom-shape draw:style-name="gr15" draw:text-style-name="P16" draw:layer="layout" svg:width="15.355cm" svg:height="0.608cm" draw:transform="rotate (-3.14159265358979) translate (16.45cm 13.271cm)">
            <text:p text:style-name="P15"><text:span text:style-name="T7">INFN </text:span><text:span text:style-name="T7">PADOV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5.355cm" svg:height="0.836cm" draw:transform="rotate (-3.14159265358979) translate (16.45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5.502cm">
              <text:p text:style-name="P11"><text:span text:style-name="T4">(disconnect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5.502cm">
              <text:p text:style-name="P11"><text:span text:style-name="T4">C-side 8 (C0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5.163cm">
              <draw:text-box>
                <text:p text:style-name="P13"><text:span text:style-name="T6">Board 7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7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6.4cm">
              <text:p text:style-name="P11"><text:span text:style-name="T4">A-side 7 (C0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6.4cm">
              <text:p text:style-name="P11"><text:span text:style-name="T4">C-side 7 (C09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6.061cm">
              <draw:text-box>
                <text:p text:style-name="P13"><text:span text:style-name="T6">Board 6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7.9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7.298cm">
              <text:p text:style-name="P11"><text:span text:style-name="T4">A-side 6 (C0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7.298cm">
              <text:p text:style-name="P11"><text:span text:style-name="T4">C-side 6 (C10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6.959cm">
              <draw:text-box>
                <text:p text:style-name="P13"><text:span text:style-name="T6">Board 5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8.8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8.195cm">
              <text:p text:style-name="P11"><text:span text:style-name="T4">A-side 5 (C0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8.195cm">
              <text:p text:style-name="P11"><text:span text:style-name="T4">C-side 5 (C1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7.856cm">
              <draw:text-box>
                <text:p text:style-name="P13"><text:span text:style-name="T6">Board 4</text:span></text:p>
              </draw:text-box>
            </draw:frame>
          </draw:g>
          <draw:g>
            <draw:custom-shape draw:style-name="gr12" draw:text-style-name="P17" draw:layer="layout" svg:width="15.355cm" svg:height="0.836cm" draw:transform="rotate (-3.14159265358979) translate (16.45cm 9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9.092cm">
              <text:p text:style-name="P11"><text:span text:style-name="T4">A-side 4 (C0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9.092cm">
              <text:p text:style-name="P11"><text:span text:style-name="T4">C-side 4 (C1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8.753cm">
              <draw:text-box>
                <text:p text:style-name="P13"><text:span text:style-name="T6">Board 3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10.5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9.991cm">
              <text:p text:style-name="P11"><text:span text:style-name="T4">A-side 3 (C0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9.991cm">
              <text:p text:style-name="P11"><text:span text:style-name="T4">C-side 3 (C1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9.652cm">
              <draw:text-box>
                <text:p text:style-name="P13"><text:span text:style-name="T6">Board 2</text:span></text:p>
              </draw:text-box>
            </draw:frame>
          </draw:g>
          <draw:g>
            <draw:custom-shape draw:style-name="gr12" draw:text-style-name="P18" draw:layer="layout" svg:width="15.355cm" svg:height="0.836cm" draw:transform="rotate (-3.14159265358979) translate (16.45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8.773cm" svg:y="10.888cm">
              <text:p text:style-name="P19"><text:span text:style-name="T4">A-side 2 (C0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0" draw:layer="layout" svg:width="2.964cm" svg:height="0.38cm" svg:x="3.745cm" svg:y="10.888cm">
              <text:p text:style-name="P19"><text:span text:style-name="T4">C-side 2 (C1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2" draw:layer="layout" svg:width="2.864cm" svg:height="0.962cm" svg:x="13.421cm" svg:y="10.549cm">
              <draw:text-box>
                <text:p text:style-name="P21"><text:span text:style-name="T6">Board 1</text:span></text:p>
              </draw:text-box>
            </draw:frame>
          </draw:g>
          <draw:g>
            <draw:custom-shape draw:style-name="gr12" draw:text-style-name="P10" draw:layer="layout" svg:width="15.355cm" svg:height="0.836cm" draw:transform="rotate (-3.14159265358979) translate (16.45cm 12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8.773cm" svg:y="11.785cm">
              <text:p text:style-name="P11"><text:span text:style-name="T4">A-side 1 (C0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2" draw:layer="layout" svg:width="2.964cm" svg:height="0.38cm" svg:x="3.745cm" svg:y="11.785cm">
              <text:p text:style-name="P11"><text:span text:style-name="T4">C-side 1 (C1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14" draw:layer="layout" svg:width="2.864cm" svg:height="0.962cm" svg:x="13.421cm" svg:y="11.446cm">
              <draw:text-box>
                <text:p text:style-name="P13"><text:span text:style-name="T6">Board 0</text:span></text:p>
              </draw:text-box>
            </draw:frame>
          </draw:g>
          <draw:frame draw:style-name="gr16" draw:text-style-name="P24" draw:layer="layout" svg:width="4.837cm" svg:height="1.399cm" draw:transform="rotate (-1.5707963267949) translate (13.51cm 6.207cm)">
            <draw:text-box>
              <text:p text:style-name="P23"><text:span text:style-name="T8">▲</text:span><text:span text:style-name="T9">ANOD</text:span><text:span text:style-name="T9">E</text:span><text:span text:style-name="T8">▲</text:span></text:p>
            </draw:text-box>
          </draw:frame>
          <draw:frame draw:style-name="gr17" draw:text-style-name="P26" draw:layer="layout" svg:width="5.622cm" svg:height="1.195cm" draw:transform="rotate (1.5707963267949) translate (1.64cm 11.574cm)">
            <draw:text-box>
              <text:p text:style-name="P25"><text:span text:style-name="T10">▲</text:span><text:span text:style-name="T11">CATH</text:span><text:span text:style-name="T11">ODE</text:span><text:span text:style-name="T10">▲</text:span></text:p>
            </draw:text-box>
          </draw:frame>
        </draw:g>
        <draw:frame draw:style-name="gr20" draw:text-style-name="P27" draw:layer="layout" svg:width="11.684cm" svg:height="2.143cm" svg:x="-0.27cm" svg:y="25.512cm">
          <draw:text-box>
            <text:p text:style-name="P1"><text:span text:style-name="T12">M</text:span><text:span text:style-name="T12">id</text:span><text:span text:style-name="T12">dl</text:span><text:span text:style-name="T12">e </text:span><text:span text:style-name="T12">fl</text:span><text:span text:style-name="T12">a</text:span><text:span text:style-name="T12">n</text:span><text:span text:style-name="T12">g</text:span><text:span text:style-name="T12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2-03T01:23:39.406408550</meta:creation-date>
    <meta:editing-duration>P1DT41M17S</meta:editing-duration>
    <meta:editing-cycles>31</meta:editing-cycles>
    <meta:generator>LibreOffice/6.3.4.2.0$Linux_X86_64 LibreOffice_project/30$Build-2</meta:generator>
    <dc:date>2020-01-06T10:45:29.549755330</dc:date>
    <meta:document-statistic meta:object-count="319"/>
  </office:meta>
</office:document-meta>
</file>